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0416in" text:min-label-width="0.25in"/>
        <style:text-properties style:font-name="Garamond"/>
      </text:list-level-style-bullet>
      <text:list-level-style-bullet text:level="2" text:style-name="WW_CharLFO1LVL2" text:bullet-char="o">
        <style:list-level-properties text:space-before="0.5416in" text:min-label-width="0.25in"/>
        <style:text-properties style:font-name="Courier New"/>
      </text:list-level-style-bullet>
      <text:list-level-style-bullet text:level="3" text:style-name="WW_CharLFO1LVL3" text:bullet-char="">
        <style:list-level-properties text:space-before="1.0416in" text:min-label-width="0.25in"/>
        <style:text-properties style:font-name="Wingdings"/>
      </text:list-level-style-bullet>
      <text:list-level-style-bullet text:level="4" text:style-name="WW_CharLFO1LVL4" text:bullet-char="">
        <style:list-level-properties text:space-before="1.5416in" text:min-label-width="0.25in"/>
        <style:text-properties style:font-name="Symbol"/>
      </text:list-level-style-bullet>
      <text:list-level-style-bullet text:level="5" text:style-name="WW_CharLFO1LVL5" text:bullet-char="o">
        <style:list-level-properties text:space-before="2.0416in" text:min-label-width="0.25in"/>
        <style:text-properties style:font-name="Courier New"/>
      </text:list-level-style-bullet>
      <text:list-level-style-bullet text:level="6" text:style-name="WW_CharLFO1LVL6" text:bullet-char="">
        <style:list-level-properties text:space-before="2.5416in" text:min-label-width="0.25in"/>
        <style:text-properties style:font-name="Wingdings"/>
      </text:list-level-style-bullet>
      <text:list-level-style-bullet text:level="7" text:style-name="WW_CharLFO1LVL7" text:bullet-char="">
        <style:list-level-properties text:space-before="3.0416in" text:min-label-width="0.25in"/>
        <style:text-properties style:font-name="Symbol"/>
      </text:list-level-style-bullet>
      <text:list-level-style-bullet text:level="8" text:style-name="WW_CharLFO1LVL8" text:bullet-char="o">
        <style:list-level-properties text:space-before="3.5416in" text:min-label-width="0.25in"/>
        <style:text-properties style:font-name="Courier New"/>
      </text:list-level-style-bullet>
      <text:list-level-style-bullet text:level="9" text:style-name="WW_CharLFO1LVL9" text:bullet-char="">
        <style:list-level-properties text:space-before="4.0416in" text:min-label-width="0.25in"/>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office:automatic-styles>
  <office:body>
    <office:text text:use-soft-page-breaks="true">
      <text:p text:style-name="P1">Compte rendu TA3<text:s/>// suivi communication (18/04/2013)</text:p>
      <text:p text:style-name="Normal"/>
      <text:p text:style-name="Normal">Dans l’ensemble on s’en sort bien.</text:p>
      <text:p text:style-name="Normal">Serveur : en avance</text:p>
      <text:p text:style-name="Normal">Client Windows : en retard, moche</text:p>
      <text:p text:style-name="Normal">Client Windows Phone : tout est a faire</text:p>
      <text:p text:style-name="Normal">Client IOS : parfait</text:p>
      <text:p text:style-name="Normal">Client Android : en retard</text:p>
      <text:p text:style-name="Normal"/>
      <text:p text:style-name="Normal">Objectifs à court terme,<text:s/></text:p>
      <text:p text:style-name="Normal">Server : merger et consolider les modules existant.<text:s/>Faire API</text:p>
      <text:p text:style-name="Normal">Client Windows : embellir l’interface et implémenter les modules du serveur.</text:p>
      <text:p text:style-name="Normal">Client Windows Phone : écrire la classe qui hérite de ANetwork pour Windows Phone.<text:s/></text:p>
      <text:p text:style-name="Normal">Client IOS : attendre le merge des modules cote’ serveur, puis les implémenter.</text:p>
      <text:p text:style-name="Normal">Client Android : comprendre et arranger la communication avec le serveur, implémenter les modules du serveur.</text:p>
      <text:p text:style-name="Normal"/>
      <text:p text:style-name="Normal">Objectifs plus larges :</text:p>
      <text:p text:style-name="Normal">Chat, Game, Shop</text:p>
      <text:p text:style-name="Normal"/>
      <text:p text:style-name="Normal">Communication :</text:p>
      <text:p text:style-name="Normal">Nous avons 3 cibles :</text:p>
      <text:list text:style-name="LFO1" text:continue-numbering="true">
        <text:list-item>
          <text:p text:style-name="P2">Joueurs :<text:s/>Jouez comme<text:s/>entre amis<text:s/>avec le monde.</text:p>
        </text:list-item>
        <text:list-item>
          <text:p text:style-name="P3">Organisateur : Organisez sans contraintes. (Place, Stock..., rentabilitee)</text:p>
        </text:list-item>
        <text:list-item>
          <text:p text:style-name="P4">Distributeur :<text:s/>Créer de nouveaux joueurs. <text:s/>Attirez le néophyte.<text:s/>attirer plus de joueurs en retirant la contrainte du jeu payant, les potentiels joueurs seront toujours refractaire a l’idee de payer pour un jeu qu’ils ne connaisent pas. Le but c’est d’enlever cette contrainte.<text:s/>+ gestion d’event, qui permettent au joueurs de decouvrir des magasins et de participper a des tournois.</text:p>
        </text:list-item>
      </text:list>
      <text:p text:style-name="Normal"/>
      <text:list text:style-name="LFO1" text:continue-numbering="true">
        <text:list-item>
          <text:p text:style-name="P5">Rédaction premier jet e-mail.</text:p>
          <text:list text:continue-numbering="true">
            <text:list-item>
              <text:p text:style-name="P6">Présentation.</text:p>
            </text:list-item>
            <text:list-item>
              <text:p text:style-name="P7">Présentation projet (court) – différences.</text:p>
            </text:list-item>
            <text:list-item>
              <text:p text:style-name="P8">Envoie au deux.</text:p>
            </text:list-item>
            <text:list-item>
              <text:p text:style-name="P9">Demander un rendez-vous.</text:p>
            </text:list-item>
          </text:list>
        </text:list-item>
      </text:list>
      <text:p text:style-name="Normal"/>
      <text:p text:style-name="Normal">Madame, Monsieur,</text:p>
      <text:p text:style-name="Normal"/>
      <text:p text:style-name="Normal">Nous sommes un groupe de huit étudiants de 5ème année à l'Epitech, Ecole de l'expertise informatique à Paris.</text:p>
      <text:p text:style-name="Normal">Nous développons dans le cadre de notre projet de fin d'étude sur 2 ans, une plateforme de jeu en ligne et communautaire compatible avec n'importe quel jeu de cartes. Ce projet sera déployé sur PC et les supports tactiles tablettes et Smartphones, IOS, Android, Surface, Windows phone.</text:p>
      <text:p text:style-name="Normal">Nous cherchons un partenaire pour déployer un jeu de carte via notre application. En tant que joueurs et arbitres de Magic L'assemblée, nous avons automatiquement pensé à ce jeu.</text:p>
      <text:p text:style-name="Normal">Nous savons que vous êtes déjà éditeurs de jeux vidéo autour de Magic (MTGO, Duels of Planeswalkers). Notre projet est différent dans son approche, il ne gère pas les règles pour une expérience utilisateur plus fluide et plus dynamique. Le joueur joue comme entre amis avec le monde entier.</text:p>
      <text:p text:style-name="Normal">Le but de la plateforme est de créer de nouveaux joueurs.</text:p>
      <text:p text:style-name="Normal">Cette plateforme contourne deux des difficultés connues pour commencer à jouer à Magic :</text:p>
      <text:p text:style-name="Normal">- Pas d'apport financier sans<text:s/>connaître<text:s/>le jeu.</text:p>
      <text:p text:style-name="Normal">- Pas de difficulté à commencer à jouer seul.</text:p>
      <text:p text:style-name="Normal">L'application promeut les évènements locaux en magasin et incite les utilisateurs à y participer et récompense (virtuellement) ceux qui y participent.</text:p>
      <text:p text:style-name="Normal">Dans le cadre de notre cursus nous sommes actuellement tous dans des pays étrangers jusqu'à fin août, serait-il possible d'obtenir un rendez-vous pendant le mois septembre pour en discuter plus amplement?</text:p>
      <text:p text:style-name="Normal"/>
      <text:p text:style-name="Normal">En espérant que notre projet gagne votre considération nous nous tenons a votre entière disposition,</text:p>
      <text:p text:style-name="Normal">Cordialement,</text:p>
      <text:p text:style-name="Normal">MagicTacti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Garamond" style:font-name-asian="Garamond"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Garamond" style:font-name-asian="Times New Roman" style:font-name-complex="Times New Roman" fo:font-weight="bold" style:font-weight-asian="bold" style:font-weight-complex="bold" fo:color="#535356" fo:font-size="14pt" style:font-size-asian="14pt" style:font-size-complex="14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Garamond" style:font-name-asian="Times New Roman" style:font-name-complex="Times New Roman" fo:font-weight="bold" style:font-weight-asian="bold" style:font-weight-complex="bold" fo:color="#535356" fo:font-size="14pt" style:font-size-asian="14pt" style:font-size-complex="14pt"/>
    </style:style>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detabledesmatières" style:display-name="En-tête de table des matières" style:family="paragraph" style:parent-style-name="Titre1" style:next-style-name="Normal">
      <style:text-properties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Garamond" style:font-name-asian="Garamond"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6f6f74" draw:opacity="100%" draw:stroke="solid" svg:stroke-width="0.02083in" svg:stroke-color="#505053" svg:stroke-opacity="100%"/>
    </style:default-style>
  </office:styles>
  <office:automatic-styles>
    <text:list-style style:name="LFO1">
      <text:list-level-style-bullet text:level="1" text:style-name="WW_CharLFO1LVL1" text:bullet-char="-">
        <style:list-level-properties text:space-before="0.0416in" text:min-label-width="0.25in"/>
        <style:text-properties style:font-name="Garamond"/>
      </text:list-level-style-bullet>
      <text:list-level-style-bullet text:level="2" text:style-name="WW_CharLFO1LVL2" text:bullet-char="o">
        <style:list-level-properties text:space-before="0.5416in" text:min-label-width="0.25in"/>
        <style:text-properties style:font-name="Courier New"/>
      </text:list-level-style-bullet>
      <text:list-level-style-bullet text:level="3" text:style-name="WW_CharLFO1LVL3" text:bullet-char="">
        <style:list-level-properties text:space-before="1.0416in" text:min-label-width="0.25in"/>
        <style:text-properties style:font-name="Wingdings"/>
      </text:list-level-style-bullet>
      <text:list-level-style-bullet text:level="4" text:style-name="WW_CharLFO1LVL4" text:bullet-char="">
        <style:list-level-properties text:space-before="1.5416in" text:min-label-width="0.25in"/>
        <style:text-properties style:font-name="Symbol"/>
      </text:list-level-style-bullet>
      <text:list-level-style-bullet text:level="5" text:style-name="WW_CharLFO1LVL5" text:bullet-char="o">
        <style:list-level-properties text:space-before="2.0416in" text:min-label-width="0.25in"/>
        <style:text-properties style:font-name="Courier New"/>
      </text:list-level-style-bullet>
      <text:list-level-style-bullet text:level="6" text:style-name="WW_CharLFO1LVL6" text:bullet-char="">
        <style:list-level-properties text:space-before="2.5416in" text:min-label-width="0.25in"/>
        <style:text-properties style:font-name="Wingdings"/>
      </text:list-level-style-bullet>
      <text:list-level-style-bullet text:level="7" text:style-name="WW_CharLFO1LVL7" text:bullet-char="">
        <style:list-level-properties text:space-before="3.0416in" text:min-label-width="0.25in"/>
        <style:text-properties style:font-name="Symbol"/>
      </text:list-level-style-bullet>
      <text:list-level-style-bullet text:level="8" text:style-name="WW_CharLFO1LVL8" text:bullet-char="o">
        <style:list-level-properties text:space-before="3.5416in" text:min-label-width="0.25in"/>
        <style:text-properties style:font-name="Courier New"/>
      </text:list-level-style-bullet>
      <text:list-level-style-bullet text:level="9" text:style-name="WW_CharLFO1LVL9" text:bullet-char="">
        <style:list-level-properties text:space-before="4.0416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eriph_a</meta:initial-creator>
    <dc:creator>Periph_a</dc:creator>
    <meta:creation-date>2013-04-22T11:42:00Z</meta:creation-date>
    <dc:date>2013-04-22T14:20:00Z</dc:date>
    <meta:template xlink:href="Normal.dotm" xlink:type="simple"/>
    <meta:editing-cycles>1</meta:editing-cycles>
    <meta:editing-duration>PT9420S</meta:editing-duration>
    <meta:document-statistic meta:page-count="2" meta:paragraph-count="5" meta:word-count="461" meta:character-count="2992" meta:row-count="21" meta:non-whitespace-character-count="2536"/>
  </office:meta>
</office:document-meta>
</file>